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Ultra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207cm" svg:y1="17.187cm" svg:x2="5.207cm" svg:y2="8.805cm">
          <text:p/>
        </draw:line>
        <draw:line draw:style-name="gr1" draw:text-style-name="P1" draw:layer="layout" svg:x1="5.207cm" svg:y1="17.187cm" svg:x2="14.351cm" svg:y2="17.187cm">
          <text:p/>
        </draw:line>
        <draw:frame draw:style-name="gr2" draw:layer="layout" svg:width="0.531cm" svg:height="0.482cm" svg:x="13.325cm" svg:y="17.1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84cm" svg:height="0.482cm" svg:x="4.445cm" svg:y="9.0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5.181cm" svg:y1="9.094cm" svg:x2="5.207cm" svg:y2="17.187cm">
          <text:p/>
        </draw:line>
        <draw:line draw:style-name="gr4" draw:text-style-name="P1" draw:layer="layout" svg:x1="5.207cm" svg:y1="14.139cm" svg:x2="14.351cm" svg:y2="14.139cm">
          <text:p/>
        </draw:line>
        <draw:line draw:style-name="gr5" draw:text-style-name="P1" draw:layer="layout" svg:x1="5.207cm" svg:y1="17.193cm" svg:x2="14.074cm" svg:y2="17.187cm">
          <text:p/>
        </draw:line>
        <draw:line draw:style-name="gr5" draw:text-style-name="P1" draw:layer="layout" svg:x1="9.779cm" svg:y1="8.805cm" svg:x2="9.779cm" svg:y2="17.187cm">
          <text:p/>
        </draw:line>
        <draw:frame draw:style-name="gr2" draw:layer="layout" svg:width="1.594cm" svg:height="1.126cm" svg:x="3.436cm" svg:y="13.5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34cm" svg:height="1.126cm" svg:x="9.25cm" svg:y="17.2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ellipse draw:style-name="gr6" draw:text-style-name="P1" draw:layer="layout" svg:width="0.2cm" svg:height="0.178cm" svg:x="5.092cm" svg:y="17.098cm">
          <text:p/>
        </draw:ellipse>
        <draw:ellipse draw:style-name="gr6" draw:text-style-name="P1" draw:layer="layout" svg:width="0.2cm" svg:height="0.178cm" svg:x="9.672cm" svg:y="14.03cm">
          <text:p/>
        </draw:ellipse>
        <draw:line draw:style-name="gr1" draw:text-style-name="P1" draw:layer="layout" svg:x1="6.731cm" svg:y1="14.901cm" svg:x2="8.255cm" svg:y2="14.901cm">
          <text:p/>
        </draw:line>
        <draw:line draw:style-name="gr1" draw:text-style-name="P1" draw:layer="layout" svg:x1="11.303cm" svg:y1="16.425cm" svg:x2="12.827cm" svg:y2="16.425cm">
          <text:p/>
        </draw:line>
        <draw:line draw:style-name="gr1" draw:text-style-name="P1" draw:layer="layout" svg:x1="8.255cm" svg:y1="11.091cm" svg:x2="6.731cm" svg:y2="11.091cm">
          <text:p/>
        </draw:line>
        <draw:line draw:style-name="gr1" draw:text-style-name="P1" draw:layer="layout" svg:x1="12.827cm" svg:y1="12.615cm" svg:x2="11.303cm" svg:y2="12.615cm">
          <text:p/>
        </draw:line>
        <draw:line draw:style-name="gr1" draw:text-style-name="P1" draw:layer="layout" svg:x1="6.731cm" svg:y1="14.901cm" svg:x2="6.731cm" svg:y2="16.425cm">
          <text:p/>
        </draw:line>
        <draw:line draw:style-name="gr1" draw:text-style-name="P1" draw:layer="layout" svg:x1="8.255cm" svg:y1="11.091cm" svg:x2="8.255cm" svg:y2="12.615cm">
          <text:p/>
        </draw:line>
        <draw:line draw:style-name="gr1" draw:text-style-name="P1" draw:layer="layout" svg:x1="12.827cm" svg:y1="12.615cm" svg:x2="12.827cm" svg:y2="11.091cm">
          <text:p/>
        </draw:line>
        <draw:line draw:style-name="gr1" draw:text-style-name="P1" draw:layer="layout" svg:x1="11.303cm" svg:y1="16.425cm" svg:x2="11.303cm" svg:y2="14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3-08T01:34:00</meta:creation-date>
    <dc:creator>Julien Arino</dc:creator>
    <dc:date>2007-03-08T01:51:23</dc:date>
    <dc:language>en-US</dc:language>
    <meta:editing-cycles>8</meta:editing-cycles>
    <meta:editing-duration>PT17M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i>b</math:mi>
          <math:mi>H</math:mi>
        </math:msub>
        <math:mo math:stretchy="false">−</math:mo>
        <math:msub>
          <math:mi>d</math:mi>
          <math:mi>H</math:mi>
        </math:msub>
      </math:mrow>
      <math:mo math:stretchy="false"></math:mo>
    </math:mfrac>
    <math:annotation math:encoding="StarMath 5.0">{b_H-d_H} over %p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sub>
        <math:mi>d</math:mi>
        <math:mi>F</math:mi>
      </math:msub>
      <math:mrow>
        <math:mo math:stretchy="false"></math:mo>
        <math:mo math:stretchy="false"></math:mo>
      </math:mrow>
    </math:mfrac>
    <math:annotation math:encoding="StarMath 5.0">d_F over {%sigma %pi}</math:annotation>
  </math:semantics>
</math:math>
</file>